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student-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student-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54">
            <text:p>25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428">
            <text:p>42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361">
            <text:p>36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4">
            <text:p>46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7">
            <text:p>9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14">
            <text:p>11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372">
            <text:p>37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8">
            <text:p>21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7">
            <text:p>18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71">
            <text:p>47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57">
            <text:p>45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student-ho" style:display-name="PageStyle_disciplinary-actions-student-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